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55b8"/>
    </style:style>
    <style:style style:name="P2" style:family="paragraph" style:parent-style-name="Standard">
      <style:text-properties officeooo:rsid="000855b8" officeooo:paragraph-rsid="000855b8"/>
    </style:style>
    <style:style style:name="P3" style:family="paragraph" style:parent-style-name="Standard">
      <style:text-properties officeooo:rsid="00095d81" officeooo:paragraph-rsid="00095d81"/>
    </style:style>
    <style:style style:name="P4" style:family="paragraph" style:parent-style-name="Standard">
      <style:text-properties officeooo:rsid="000a221b" officeooo:paragraph-rsid="000a221b"/>
    </style:style>
    <style:style style:name="P5" style:family="paragraph" style:parent-style-name="Text_20_body">
      <style:text-properties officeooo:rsid="000def50" officeooo:paragraph-rsid="000def50"/>
    </style:style>
    <style:style style:name="P6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KME136 Feature Selection</text:p>
      <text:p text:style-name="P1"/>
      <text:h text:style-name="P6" text:outline-level="3">Dropping Features:</text:h>
      <text:p text:style-name="P2">DISPATCH_DATE == ARRIVE_DATE (perfect correlation, identical)</text:p>
      <text:p text:style-name="P2">FF_FATALITIES == 0: low variance filter</text:p>
      <text:p text:style-name="P3">FSA (Forward Sorting Area): Useful? </text:p>
      <text:p text:style-name="P4">FD_STATION: Save for 30 entries this column is either 0 or INCIDENT_NUMBER padded with zeros. </text:p>
      <text:p text:style-name="P4"/>
      <text:h text:style-name="Heading_20_3" text:outline-level="3">Subsetting</text:h>
      <text:p text:style-name="P5">There’s something good going on with regards to ALARM_TO_F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05:49:59.264151000</meta:creation-date>
    <dc:date>2018-06-26T09:51:46.551148000</dc:date>
    <meta:editing-duration>PT4H1M46S</meta:editing-duration>
    <meta:editing-cycles>6</meta:editing-cycles>
    <meta:generator>LibreOffice/5.2.2.2$MacOSX_X86_64 LibreOffice_project/8f96e87c890bf8fa77463cd4b640a2312823f3ad</meta:generator>
    <meta:document-statistic meta:table-count="0" meta:image-count="0" meta:object-count="0" meta:page-count="1" meta:paragraph-count="8" meta:word-count="47" meta:character-count="342" meta:non-whitespace-character-count="301"/>
  </office:meta>
</office:document-meta>
</file>